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2pt" fo:language="fr" fo:country="FR" fo:font-style="italic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Calibri1" fo:font-size="10pt" fo:language="fr" fo:country="FR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7856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10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normal" officeooo:rsid="002eb3c1" officeooo:paragraph-rsid="001abf44" fo:background-color="transparent" style:font-name-asian="Calibri1" style:font-size-asian="7.84999990463257pt" style:font-name-complex="Calibri1" style:font-size-complex="9pt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7856"/>
    </style:style>
    <style:style style:name="P13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officeooo:paragraph-rsid="0031214a"/>
    </style:style>
    <style:style style:name="P14" style:family="paragraph" style:parent-style-name="Standard" style:master-page-name="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style:page-number="auto" fo:background-color="transparent"/>
      <style:text-properties officeooo:paragraph-rsid="0031214a"/>
    </style:style>
    <style:style style:name="T1" style:family="text">
      <style:text-properties style:use-window-font-color="true" style:font-name="Calibri1" fo:font-size="9pt" fo:language="fr" fo:country="FR" fo:font-weight="normal" officeooo:rsid="001a7856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17deff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9pt" fo:language="fr" fo:country="FR" fo:font-style="italic" fo:font-weight="normal" officeooo:rsid="001c0f30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9pt" fo:language="fr" fo:country="FR" fo:font-style="italic" fo:font-weight="normal" officeooo:rsid="002bbec2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9pt" fo:language="fr" fo:country="FR" fo:font-style="italic" fo:font-weight="normal" officeooo:rsid="0031214a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9pt" fo:language="fr" fo:country="FR" fo:font-weight="bold" fo:background-color="transparent" loext:char-shading-value="0" style:font-name-asian="Calibri1" style:font-size-asian="7.84999990463257pt" style:font-name-complex="Calibri1" style:font-size-complex="9pt"/>
    </style:style>
    <style:style style:name="T8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31214a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32fb5f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8pt" fo:language="fr" fo:country="FR" fo:font-weight="normal" officeooo:rsid="0031214a" fo:background-color="transparent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8pt" fo:language="fr" fo:country="FR" fo:font-weight="normal" officeooo:rsid="0032365e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fo:font-size="8pt" fo:language="fr" fo:country="FR" fo:font-weight="normal" officeooo:rsid="0032ce27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fo:font-size="8pt" fo:language="fr" fo:country="FR" fo:font-weight="normal" officeooo:rsid="002eb3c1" fo:background-color="transparent" loext:char-shading-value="0" style:font-name-asian="Calibri1" style:font-size-asian="7.84999990463257pt" style:font-name-complex="Calibri1" style:font-size-complex="9pt"/>
    </style:style>
    <style:style style:name="T17" style:family="text">
      <style:text-properties style:use-window-font-color="true" style:font-name="Calibri1" fo:font-size="8pt" fo:language="fr" fo:country="FR" fo:font-weight="normal" officeooo:rsid="0032365e" fo:background-color="transparent" loext:char-shading-value="0" style:font-name-asian="Calibri1" style:font-size-asian="7.84999990463257pt" style:font-name-complex="Calibri1" style:font-size-complex="9pt"/>
    </style:style>
    <style:style style:name="T18" style:family="text">
      <style:text-properties style:use-window-font-color="true" style:font-name="Calibri1" fo:font-size="8pt" fo:language="fr" fo:country="FR" fo:font-weight="normal" officeooo:rsid="0032ce27" fo:background-color="transparent" loext:char-shading-value="0" style:font-name-asian="Calibri1" style:font-size-asian="7.84999990463257pt" style:font-name-complex="Calibri1" style:font-size-complex="9pt"/>
    </style:style>
    <style:style style:name="T19" style:family="text">
      <style:text-properties style:use-window-font-color="true" style:font-name="Calibri1" fo:font-size="8pt" fo:language="fr" fo:country="FR" fo:font-weight="normal" officeooo:rsid="002bbec2" fo:background-color="transparent" loext:char-shading-value="0" style:font-name-asian="Calibri1" style:font-size-asian="8pt" style:font-name-complex="Calibri1" style:font-size-complex="8pt"/>
    </style:style>
    <style:style style:name="T20" style:family="text">
      <style:text-properties style:use-window-font-color="true" style:font-name="Calibri1" fo:font-size="8pt" fo:language="fr" fo:country="FR" fo:font-weight="normal" officeooo:rsid="002d0208" fo:background-color="transparent" loext:char-shading-value="0" style:font-name-asian="Calibri1" style:font-size-asian="8pt" style:font-name-complex="Calibri1" style:font-size-complex="8pt"/>
    </style:style>
    <style:style style:name="T21" style:family="text">
      <style:text-properties style:use-window-font-color="true" style:font-name="Calibri1" fo:font-size="8pt" fo:language="fr" fo:country="FR" fo:font-weight="normal" officeooo:rsid="0031214a" fo:background-color="transparent" loext:char-shading-value="0" style:font-name-asian="Calibri1" style:font-size-asian="8pt" style:font-name-complex="Calibri1" style:font-size-complex="8pt"/>
    </style:style>
    <style:style style:name="T22" style:family="text">
      <style:text-properties style:use-window-font-color="true" style:font-name="Calibri1" fo:font-size="8pt" fo:language="fr" fo:country="FR" fo:font-weight="normal" officeooo:rsid="0032365e" fo:background-color="transparent" loext:char-shading-value="0" style:font-name-asian="Calibri1" style:font-size-asian="8pt" style:font-name-complex="Calibri1" style:font-size-complex="8pt"/>
    </style:style>
    <style:style style:name="T23" style:family="text">
      <style:text-properties style:use-window-font-color="true" style:font-name="Calibri1" fo:font-size="8pt" fo:language="fr" fo:country="FR" fo:font-weight="normal" officeooo:rsid="0032ce27" fo:background-color="transparent" loext:char-shading-value="0" style:font-name-asian="Calibri1" style:font-size-asian="8pt" style:font-name-complex="Calibri1" style:font-size-complex="8pt"/>
    </style:style>
    <style:style style:name="T24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25" style:family="text">
      <style:text-properties style:use-window-font-color="true" style:font-name="Calibri1" fo:font-size="8pt" fo:language="fr" fo:country="FR" fo:font-weight="bold" officeooo:rsid="001c0f30" fo:background-color="transparent" loext:char-shading-value="0" style:font-name-asian="Calibri1" style:font-name-complex="Calibri1"/>
    </style:style>
    <style:style style:name="T26" style:family="text">
      <style:text-properties officeooo:rsid="0020d074"/>
    </style:style>
    <style:style style:name="T27" style:family="text">
      <style:text-properties officeooo:rsid="002f3144"/>
    </style:style>
    <style:style style:name="T28" style:family="text">
      <style:text-properties officeooo:rsid="003236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2">Rapport de réunion n°<text:span text:style-name="T27">6</text:span></text:p>
      <text:p text:style-name="P7"><text:span text:style-name="T8"><text:tab/></text:span><text:span text:style-name="T2">Date de la réunion : </text:span><text:span text:style-name="T6">05</text:span><text:span text:style-name="T3">/</text:span><text:span text:style-name="T4">0</text:span><text:span text:style-name="T6">3</text:span><text:span text:style-name="T2">/202</text:span><text:span text:style-name="T4">1</text:span></text:p>
      <text:p text:style-name="P7"><text:span text:style-name="T2"><text:tab/>Date de la prochaine réunion : </text:span><text:span text:style-name="T6">12</text:span><text:span text:style-name="T5">/03/</text:span><text:span text:style-name="T2">202</text:span><text:span text:style-name="T4">1</text:span></text:p>
      <text:p text:style-name="P3"/>
      <text:p text:style-name="P6"><text:span text:style-name="T9">Ordre du jour : </text:span><text:span text:style-name="T10">Traitement des </text:span><text:span text:style-name="T11">données</text:span></text:p>
      <text:p text:style-name="P4"/>
      <text:p text:style-name="P7"><text:span text:style-name="T24">1. Ce que l</text:span><text:span text:style-name="T25">e stagiaire a</text:span><text:span text:style-name="T24"> dit</text:span></text:p>
      <text:p text:style-name="P14"><text:span text:style-name="T1"><text:tab/></text:span><text:span text:style-name="T21">J’ai re-télécharg</text:span><text:span text:style-name="T22">é</text:span><text:span text:style-name="T21"> les données manquantes du dataset</text:span></text:p>
      <text:p text:style-name="P13"><text:span text:style-name="T19"><text:tab/> </text:span><text:span text:style-name="T21">J’ai ensuite classé les </text:span><text:span text:style-name="T23">différents</text:span><text:span text:style-name="T21"> pcap en plusieurs catégorie</text:span><text:span text:style-name="T22">s</text:span><text:span text:style-name="T21"> en m’aidant de l’IP du terminal ayant servi à cré</text:span><text:span text:style-name="T22">er</text:span><text:span text:style-name="T21"> ce pcap et de la date. Je savais à quel jour </text:span><text:span text:style-name="T22">é</text:span><text:span text:style-name="T21">tait programmé quel</text:span><text:span text:style-name="T22">le</text:span><text:span text:style-name="T21"> attaque contre quel terminal. J’ai donc classé le pcap de la machine correspondant à la victime en fonction de l’attaque de la journé</text:span><text:span text:style-name="T22">e</text:span><text:span text:style-name="T21">.</text:span></text:p>
      <text:p text:style-name="P13"><text:span text:style-name="T19"><text:tab/></text:span><text:span text:style-name="T21">Cette classification n’est pas suffisante</text:span><text:span text:style-name="T22">, car</text:span><text:span text:style-name="T21"> au cour</text:span><text:span text:style-name="T22">s</text:span><text:span text:style-name="T21"> de la journée d’attaque, la victime </text:span><text:span text:style-name="T22">échange</text:span><text:span text:style-name="T21"> avec le reste du réseau de </text:span><text:span text:style-name="T22">manière</text:span><text:span text:style-name="T21"> totalement normal</text:span><text:span text:style-name="T22">e</text:span><text:span text:style-name="T21">, donc le pcap contient aussi des flux parfaitement bénin</text:span><text:span text:style-name="T22">s</text:span><text:span text:style-name="T21">.</text:span></text:p>
      <text:p text:style-name="P13"><text:span text:style-name="T21"><text:tab/>J’ai donc divis</text:span><text:span text:style-name="T22">é</text:span><text:span text:style-name="T21"> les pcap en fonction du couple IP source/ IP destination grâce à Splitcap, afin de pouvoir </text:span><text:span text:style-name="T22">extraire</text:span><text:span text:style-name="T21"> le pcap qui ne contient uniquement que les flux entre l’attaquant et la victime.</text:span></text:p>
      <text:p text:style-name="P13"><text:span text:style-name="T21"><text:tab/>Tous les paquets de ce pcap extrait seront considérés comme malveillant</text:span></text:p>
      <text:p text:style-name="P13"><text:span text:style-name="T20"><text:tab/></text:span><text:span text:style-name="T21">J’ai fait ainsi pour toutes les </text:span><text:span text:style-name="T23">attaques</text:span><text:span text:style-name="T21"> et j’ai ensuite divisé chaque pcap en plusieurs fichier</text:span><text:span text:style-name="T23">s</text:span><text:span text:style-name="T21"> .bin qui contienne</text:span><text:span text:style-name="T23">nt</text:span><text:span text:style-name="T21"> chacun la suite hexadécimale correspondant à un paquet.</text:span></text:p>
      <text:p text:style-name="P13"><text:span text:style-name="T21"><text:tab/>Mon programme charge directement ces fichiers binaires et les transforme en image</text:span><text:span text:style-name="T23">s</text:span><text:span text:style-name="T21"> de la forme souhaitée, si nécessaire en utilisant du bou</text:span><text:span text:style-name="T23">r</text:span><text:span text:style-name="T21">rage ou une réduction.</text:span></text:p>
      <text:p text:style-name="P10"><text:span text:style-name="T19"><text:tab/></text:span><text:span text:style-name="T21">Beaucoup d’attaque</text:span><text:span text:style-name="T23">s</text:span><text:span text:style-name="T21"> sont difficilement perceptible</text:span><text:span text:style-name="T23">s</text:span><text:span text:style-name="T21"> au niveau paquet et n</text:span><text:span text:style-name="T23">é</text:span><text:span text:style-name="T21">cessite d’avoir une vision plus haut niveau. Nous essayerons ainsi d’abord de génér</text:span><text:span text:style-name="T23">er</text:span><text:span text:style-name="T21"> du trafic classique.</text:span></text:p>
      <text:p text:style-name="P7"><text:span text:style-name="T24">2. Ce que les </text:span><text:span text:style-name="T25">encadrants</text:span><text:span text:style-name="T24"> ont ajoutés</text:span></text:p>
      <text:p text:style-name="P8"><text:span text:style-name="T12"><text:tab/><text:tab/></text:span><text:span text:style-name="T13">Il faut commencer à </text:span><text:span text:style-name="T14">g</text:span><text:span text:style-name="T15">é</text:span><text:span text:style-name="T14">n</text:span><text:span text:style-name="T15">é</text:span><text:span text:style-name="T14">rer des paquets provenant des pcap bénins.</text:span></text:p>
      <text:p text:style-name="P8"><text:span text:style-name="T14"><text:tab/><text:tab/>Ne pas hésiter à rentabiliser le temp</text:span><text:span text:style-name="T15">s</text:span><text:span text:style-name="T14"> d’attente pour faire le point sur la biblio, lire de <text:tab/>nouvelles </text:span><text:span text:style-name="T15">é</text:span><text:span text:style-name="T14">tudes, pr</text:span><text:span text:style-name="T15">é</text:span><text:span text:style-name="T14">parer le rapport etc.…</text:span></text:p>
      <text:p text:style-name="P8"><text:span text:style-name="T14"><text:tab/><text:tab/>Pour l’</text:span><text:span text:style-name="T15">é</text:span><text:span text:style-name="T14">valuation des méthode</text:span><text:span text:style-name="T15">s</text:span><text:span text:style-name="T14"> de génération : il faut que les donné</text:span><text:span text:style-name="T15">es</text:span><text:span text:style-name="T14"> généré</text:span><text:span text:style-name="T15">es</text:span><text:span text:style-name="T14"> nous permette</text:span><text:span text:style-name="T15">nt d’entraîner</text:span><text:span text:style-name="T14"> des </text:span><text:span text:style-name="T15">modèles</text:span><text:span text:style-name="T14"> assez simplement, mais il faut aussi qu’elle</text:span><text:span text:style-name="T15">s</text:span><text:span text:style-name="T14"> puisse</text:span><text:span text:style-name="T15">nt</text:span><text:span text:style-name="T14"> </text:span><text:span text:style-name="T15">être</text:span><text:span text:style-name="T14"> transmise</text:span><text:span text:style-name="T15">s</text:span><text:span text:style-name="T14"> sur un réseau.</text:span></text:p>
      <text:p text:style-name="P8"><text:span text:style-name="T14"><text:tab/>Si j’ai besoin de ressource de calcul, je peux demander un </text:span><text:span text:style-name="T15">accès</text:span><text:span text:style-name="T14"> à un cloud</text:span></text:p>
      <text:p text:style-name="P5">3. Ce <text:span text:style-name="T26">qu’</text:span>il faut faire pour la prochaine séance</text:p>
      <text:p text:style-name="P9"><text:span text:style-name="T7"><text:tab/><text:tab/></text:span><text:span text:style-name="T17">Commencer la génération, peut </text:span><text:span text:style-name="T18">être</text:span><text:span text:style-name="T17"> avec des auto encod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5T19:04:36.290973874</dc:date>
    <meta:editing-duration>PT1H8M37S</meta:editing-duration>
    <meta:editing-cycles>15</meta:editing-cycles>
    <meta:generator>LibreOffice/6.4.4.2$Linux_X86_64 LibreOffice_project/40$Build-2</meta:generator>
    <meta:document-statistic meta:table-count="0" meta:image-count="0" meta:object-count="0" meta:page-count="1" meta:paragraph-count="21" meta:word-count="356" meta:character-count="2182" meta:non-whitespace-character-count="1826"/>
  </office:meta>
</office:document-meta>
</file>